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normal" style:font-weight-asian="normal" style:font-weight-complex="normal"/>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list-style-name="L1">
      <style:paragraph-properties fo:text-align="justify" style:justify-single-word="false"/>
      <style:text-properties fo:font-weight="normal" style:font-weight-asian="normal" style:font-weight-complex="normal"/>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40pt" style:font-size-asian="35pt" style:font-size-complex="40pt"/>
    </style:style>
    <style:style style:name="P7" style:family="paragraph" style:parent-style-name="Standard">
      <style:paragraph-properties fo:text-align="center" style:justify-single-word="false"/>
    </style:style>
    <style:style style:name="P8" style:family="paragraph" style:parent-style-name="Standard" style:master-page-name="Standard">
      <style:paragraph-properties style:page-number="auto"/>
    </style:style>
    <style:style style:name="P9" style:family="paragraph" style:parent-style-name="Standard" style:master-page-name="First_20_Page">
      <style:paragraph-properties style:page-number="auto"/>
    </style:style>
    <style:style style:name="P10" style:family="paragraph" style:parent-style-name="Footer">
      <style:paragraph-properties fo:text-align="center" style:justify-single-word="fals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44pt" fo:font-weight="normal" style:font-size-asian="44pt" style:font-weight-asian="normal" style:font-size-complex="44pt" style:font-weight-complex="normal"/>
    </style:style>
    <style:style style:name="T4" style:family="text">
      <style:text-properties fo:font-size="20pt" fo:font-weight="normal" style:font-size-asian="17.5pt" style:font-weight-asian="normal" style:font-size-complex="20pt"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P7"><text:span text:style-name="T2"/></text:p>
      <text:p text:style-name="P6"><text:span text:style-name="T3">CAHIER DES CHARGES</text:span></text:p>
      <text:p text:style-name="P6"><text:span text:style-name="T3">Gestion Commerciale IKONIC</text:span></text:p>
      <text:p text:style-name="P6"><text:span text:style-name="T3"/></text:p>
      <text:p text:style-name="P6"><text:span text:style-name="T4">Encadrant : Mme Wang</text:span></text:p>
      <text:p text:style-name="P6"><text:span text:style-name="T4"/></text:p>
      <text:p text:style-name="P6"><text:span text:style-name="T4">Étudiants : </text:span></text:p>
      <text:p text:style-name="P6"><text:span text:style-name="T4">ZOUHIRI Malik</text:span></text:p>
      <text:p text:style-name="P6"><text:span text:style-name="T4">COUDRAY Ugo</text:span></text:p>
      <text:p text:style-name="P6"><text:span text:style-name="T4">AZZA Nordine</text:span></text:p>
      <text:p text:style-name="P6"><text:span text:style-name="T4">RAMONI Ted</text:span></text:p>
      <text:p text:style-name="P6"/>
      <text:p text:style-name="P8"/>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11"><text:a xlink:type="simple" xlink:href="#__RefHeading__238_489315746" text:style-name="Index_20_Link" text:visited-style-name="Index_20_Link">I – Introduction :<text:tab/>2</text:a></text:p>
          <text:p text:style-name="P11"><text:a xlink:type="simple" xlink:href="#__RefHeading__240_489315746" text:style-name="Index_20_Link" text:visited-style-name="Index_20_Link">II – Énoncé : <text:tab/>2</text:a></text:p>
          <text:p text:style-name="P11"><text:a xlink:type="simple" xlink:href="#__RefHeading__242_489315746" text:style-name="Index_20_Link" text:visited-style-name="Index_20_Link">III – Pré-requis :<text:tab/>3</text:a></text:p>
          <text:p text:style-name="P11"><text:a xlink:type="simple" xlink:href="#__RefHeading__244_489315746" text:style-name="Index_20_Link" text:visited-style-name="Index_20_Link">IV – Priorités :<text:tab/>3</text:a></text:p>
        </text:index-body>
      </text:table-of-content>
      <text:p text:style-name="P2"/>
      <text:h text:style-name="Heading_20_1" text:outline-level="1"><text:bookmark-start text:name="__RefHeading__238_489315746"/>I – Introduction :<text:bookmark-end text:name="__RefHeading__238_489315746"/></text:h>
      <text:p text:style-name="P5"/>
      <text:p text:style-name="P1">Ce projet consiste en la création d'une application qui permettra la gestion commerciale de l'entreprise Ikonic. Cette société est spécialisée dans la vente de solutions de vidéo-surveillance, et elle a besoin de cette application pour pouvoir simplifier le processus de vente et coordonner les tâches des différents services de la société, à savoir le service commercial, le service d'achat, la comptabilité ainsi que l'entrepôt.</text:p>
      <text:p text:style-name="P1"/>
      <text:h text:style-name="Heading_20_1" text:outline-level="1"><text:bookmark-start text:name="__RefHeading__240_489315746"/><text:span text:style-name="T1">II – Énoncé :</text:span> <text:bookmark-end text:name="__RefHeading__240_489315746"/></text:h>
      <text:p text:style-name="P1"/>
      <text:p text:style-name="P1">Cette application se présentera sous la forme d'un site internet. Pour le client, le site sera simplement une vitrine qui présente les produits proposés par la société, sans mentionner de prix ni de formulaire de commande. Le client devra passer commande auprès de la société Ikonic pour se procurer les produits voulus.</text:p>
      <text:p text:style-name="P1">Il y aura 4 types de comptes utilisateur, correspondant aux différentes fonctions dans l'entreprise :</text:p>
      <text:list xml:id="list5898376301" text:style-name="L1">
        <text:list-item>
          <text:p text:style-name="P4">Achat</text:p>
        </text:list-item>
        <text:list-item>
          <text:p text:style-name="P4">Commercial</text:p>
        </text:list-item>
        <text:list-item>
          <text:p text:style-name="P4">Entrepôt</text:p>
        </text:list-item>
        <text:list-item>
          <text:p text:style-name="P4">Comptabilité</text:p>
        </text:list-item>
      </text:list>
      <text:p text:style-name="P1">Un compte « administrateur » aura accès aux fonctionnalités offertes à tous les autres utilisateurs.</text:p>
      <text:p text:style-name="P1">L'utilisateur devra entrer ses identifiants sur le site internet pour accéder à l'application.</text:p>
      <text:p text:style-name="P1"/>
      <text:p text:style-name="P1">Elle permettra à un utilisateur « achat » de renseigner les articles achetés (ajouter du stock de produits existants, créer de nouveaux produits à vendre), et à un utilisateur « commercial » de créer les comptes clients. Il y aura donc une base de données pour les articles, et une pour les clients.</text:p>
      <text:p text:style-name="P1"/>
      <text:p text:style-name="P1">Lorsqu'un client contacte la société pour une commande, l'utilisateur « commercial » peut demander à créer un compte client s'il n'en existe pas, dans ce cas il entrera les informations nécessaires. Il utilisera un compte déjà existant « client non enregistré » le cas échéant.</text:p>
      <text:p text:style-name="P1"/>
      <text:p text:style-name="P1"/>
      <text:p text:style-name="P1"/>
      <text:p text:style-name="P1"><text:soft-page-break/>L'utilisateur « commercial » consulte le stock de produits voulus par le client, il s'assure que la quantité est suffisante et valide si c'est le cas, sinon il le notifiera au client, qui agira en conséquence.</text:p>
      <text:p text:style-name="P1"><text:s/></text:p>
      <text:p text:style-name="P1">Après validation, l'utilisateur « entrepôt » reçoit ces informations, et génère un bon de livraison lorsque le produit est expédié. Le bon de livraison sera ensuite imprimé et joint au colis.</text:p>
      <text:p text:style-name="P1"/>
      <text:p text:style-name="P1">L'utilisateur « comptabilité » se chargera de la facturation. Il pourra générer une facture à partir du bon de livraison à l'aide d'un simple bouton, mais pourra aussi créer lui-même la facture en entrant les informations nécessaires (définies dans la spécification). Il définira en particulier l'échéance de la facture, et pourra modifier le prix unitaire et la remise faite au client.</text:p>
      <text:p text:style-name="P1">Lors de la sauvegarde de la facture, le stock d'objets doit être automatiquement mis à jour, on peut aussi annuler la facture.</text:p>
      <text:p text:style-name="P1"/>
      <text:p text:style-name="P1">Les bons de livraison et les factures seront sauvegardées, et consultables par les différents utilisateurs.</text:p>
      <text:p text:style-name="P1">Les clients disposeront d'un historique de leurs commandes, les articles auront également un historique des entrées/sorties. Ces historiques pourront être affichés pour différentes périodes.</text:p>
      <text:p text:style-name="P1"/>
      <text:h text:style-name="Heading_20_1" text:outline-level="1"><text:bookmark-start text:name="__RefHeading__242_489315746"/>III – Pré-requis :<text:bookmark-end text:name="__RefHeading__242_489315746"/></text:h>
      <text:p text:style-name="P1"/>
      <text:p text:style-name="P1">Vous devrez utiliser un système d'exploitation quelconque, pour pouvoir coder votre application dans un langage de programmation web adapté (le PHP est conseillé), associé à un SGBD (tel que MySQL).</text:p>
      <text:p text:style-name="P1"/>
      <text:h text:style-name="Heading_20_1" text:outline-level="1"><text:bookmark-start text:name="__RefHeading__244_489315746"/>IV – Priorités :<text:bookmark-end text:name="__RefHeading__244_489315746"/></text:h>
      <text:p text:style-name="P1"/>
      <text:p text:style-name="P1">Pour janvier 2015, vous devrez livrer une application qui permettra simplement la gestion de la base de données des articles, ainsi que la gestion la base de données des clients, avec le dossier associé. Le livrable pourra comporter uniquement le compte « administrateur », sans se soucier des différents problèmes de droits d'accès.</text:p>
      <text:p text:style-name="P1"/>
      <text:p text:style-name="P1">Puis, pour Mai 2015, vous devrez terminer l'application telle que décrite dans l'énoncé, et remettre le dossier complet de l'appl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table:align="margins"/>
    </style:style>
    <style:style style:name="Tableau2.A" style:family="table-column">
      <style:table-column-properties style:column-width="8.5cm" style:rel-column-width="32767*"/>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2" table:style-name="Tableau2">
          <table:table-column table:style-name="Tableau2.A" table:number-columns-repeated="2"/>
          <table:table-row>
            <table:table-cell table:style-name="Tableau2.A1" office:value-type="string">
              <text:p text:style-name="Table_20_Contents">Projet Gestion Commerciale</text:p>
            </table:table-cell>
            <table:table-cell table:style-name="Tableau2.B1" office:value-type="string">
              <text:p text:style-name="Table_20_Contents">Version 1.1</text:p>
            </table:table-cell>
          </table:table-row>
          <table:table-row>
            <table:table-cell table:style-name="Tableau2.A2" office:value-type="string">
              <text:p text:style-name="Table_20_Contents">Document : cahier des charges</text:p>
            </table:table-cell>
            <table:table-cell table:style-name="Tableau2.B2" office:value-type="string">
              <text:p text:style-name="Table_20_Contents">Date : 19/11/2014</text:p>
            </table:table-cell>
          </table:table-row>
          <table:table-row>
            <table:table-cell table:style-name="Tableau2.A2" office:value-type="string">
              <text:p text:style-name="Table_20_Contents">Responsable de la rédaction : ZOUHIRI Malik</text:p>
            </table:table-cell>
            <table:table-cell table:style-name="Tableau2.B2" office:value-type="string">
              <text:p text:style-name="Table_20_Contents"/>
            </table:table-cell>
          </table:table-row>
        </table:table>
        <text:p text:style-name="Header"/>
      </style:header>
      <style:footer>
        <text:p text:style-name="MP1">Page <text:page-number text:select-page="current">2</text:page-number>/<text:page-count>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lik Zouhiri</meta:initial-creator>
    <meta:creation-date>2014-11-16T22:56:19.09</meta:creation-date>
    <dc:date>2014-11-19T11:32:16</dc:date>
    <dc:creator>ZOUHIRI MALIK</dc:creator>
    <meta:editing-duration>PT4H16M2S</meta:editing-duration>
    <meta:editing-cycles>2</meta:editing-cycles>
    <meta:generator>LibreOffice/3.5$Linux_X86_64 LibreOffice_project/350m1$Build-2</meta:generator>
    <meta:document-statistic meta:table-count="1" meta:image-count="0" meta:object-count="0" meta:page-count="3" meta:paragraph-count="44" meta:word-count="636" meta:character-count="3942" meta:non-whitespace-character-count="3349"/>
  </office:meta>
</office:document-meta>
</file>